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office:automatic-styles>
      <style:style style:family="text" style:name="T1">
        <style:text-properties style:font-name="Arial"/>
      </style:style>
    </office:automatic-styles>
    <style:style style:family="text" style:name="T2">
      <style:text-properties fo:font-style="italic" style:font-name="Arial" style:font-style-asian="italic" style:font-style-complex="italic"/>
    </style:style>
    <style:style style:family="paragraph" style:name="P1" style:parent-style-name="Standard">
      <style:text-properties fo:background-color="#ffffff" fo:color="#2323dc" fo:font-size="11pt" style:font-size-asian="9.60000038146973pt" style:font-size-complex="11pt"/>
    </style:style>
    <style:style style:family="section" style:name="Sect1">
      <style:section-properties style:editable="false">
        <style:columns fo:column-count="1" fo:column-gap="0cm"/>
      </style:section-properties>
    </style:style>
    <style:style style:family="paragraph" style:name="P2" style:parent-style-name="Standard">
      <style:paragraph-properties fo:text-align="center" style:justify-single-word="false"/>
      <style:text-properties fo:background-color="#ffffff" fo:color="#2323dc" fo:font-size="12pt" fo:font-weight="bold" style:font-size-asian="12pt" style:font-size-complex="12pt" style:font-weight-asian="bold" style:font-weight-complex="bold"/>
    </style:style>
    <style:style style:family="paragraph" style:name="a254e48">
      <style:paragraph-properties fo:break-before="page"/>
    </style:style>
    <style:style style:family="text" style:name="T2-ab4ed88">
      <style:text-properties fo:font-style="italic" style:font-name="Arial" style:font-style-asian="italic" style:font-style-complex="italic"/>
    </style:style>
    <style:style style:family="paragraph" style:name="P1-a200a68" style:parent-style-name="Standard">
      <style:text-properties fo:background-color="#ffffff" fo:color="#2323dc" fo:font-size="11pt" style:font-size-asian="9.60000038146973pt" style:font-size-complex="11pt"/>
    </style:style>
    <style:style style:family="section" style:name="Sect1-a50e371">
      <style:section-properties style:editable="false">
        <style:columns fo:column-count="1" fo:column-gap="0cm"/>
      </style:section-properties>
    </style:style>
    <style:style style:family="paragraph" style:name="P2-a6e415b" style:parent-style-name="Standard">
      <style:paragraph-properties fo:text-align="center" style:justify-single-word="false"/>
      <style:text-properties fo:background-color="#ffffff" fo:color="#2323dc" fo:font-size="12pt" fo:font-weight="bold" style:font-size-asian="12pt" style:font-size-complex="12pt" style:font-weight-asian="bold" style:font-weight-complex="bold"/>
    </style:style>
    <style:style style:family="paragraph" style:name="a8857e1">
      <style:paragraph-properties fo:break-before="page"/>
    </style:style>
    <style:style style:family="paragraph" style:name="ab79f91">
      <style:paragraph-properties fo:break-before="page"/>
    </style:style>
    <style:style style:family="paragraph" style:name="a7477d3">
      <style:paragraph-properties fo:break-before="page"/>
    </style:style>
    <style:style style:family="paragraph" style:name="a254e48-a17dec7">
      <style:paragraph-properties fo:break-before="page"/>
    </style:style>
    <style:style style:family="text" style:name="T2-ab4ed88-ac05dcc">
      <style:text-properties fo:font-style="italic" style:font-name="Arial" style:font-style-asian="italic" style:font-style-complex="italic"/>
    </style:style>
    <style:style style:family="paragraph" style:name="P1-a200a68-afc2df0" style:parent-style-name="Standard">
      <style:text-properties fo:background-color="#ffffff" fo:color="#2323dc" fo:font-size="11pt" style:font-size-asian="9.60000038146973pt" style:font-size-complex="11pt"/>
    </style:style>
    <style:style style:family="section" style:name="Sect1-a50e371-a75eeed">
      <style:section-properties style:editable="false">
        <style:columns fo:column-count="1" fo:column-gap="0cm"/>
      </style:section-properties>
    </style:style>
    <style:style style:family="paragraph" style:name="P2-a6e415b-af8fafe" style:parent-style-name="Standard">
      <style:paragraph-properties fo:text-align="center" style:justify-single-word="false"/>
      <style:text-properties fo:background-color="#ffffff" fo:color="#2323dc" fo:font-size="12pt" fo:font-weight="bold" style:font-size-asian="12pt" style:font-size-complex="12pt" style:font-weight-asian="bold" style:font-weight-complex="bold"/>
    </style:style>
    <style:style style:family="paragraph" style:name="a8857e1-a4dad45">
      <style:paragraph-properties fo:break-before="page"/>
    </style:style>
    <style:style style:family="paragraph" style:name="ab79f91-a23fce9">
      <style:paragraph-properties fo:break-before="page"/>
    </style:style>
    <style:style style:family="paragraph" style:name="a7477d3-abaf541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name="Section1-af94fdd" text:style-name="Sect1">
        <text:p text:style-name="P2"><text:span text:style-name="T1">Small Text</text:span></text:p>
        <text:p text:style-name="P1"><text:span text:style-name="T1">This is a small blue text with just a few lines. It could be used for various reasons. It is intended to be a small text without two many features. </text:span></text:p>
        <text:p text:style-name="P1"><text:span text:style-name="T1">The whole text will be in one section with the name </text:span><text:span text:style-name="T2">Section1.</text:span></text:p>
        <text:p text:style-name="P1"><text:span text:style-name="T1"/></text:p>
      </text:section>
      <text:p text:style-name="a254e48"/>
      <text:section text:name="Section1-a463fc7" text:style-name="Sect1-a50e371">
        <text:p text:style-name="P2-a6e415b"><text:span text:style-name="T1">Small Text</text:span></text:p>
        <text:p text:style-name="P1-a200a68"><text:span text:style-name="T1">This is a small blue text with just a few lines. It could be used for various reasons. It is intended to be a small text without two many features. </text:span></text:p>
        <text:p text:style-name="P1-a200a68"><text:span text:style-name="T1">The whole text will be in one section with the name </text:span><text:span text:style-name="T2-ab4ed88">Section1.</text:span></text:p>
        <text:p text:style-name="P1-a200a68"><text:span text:style-name="T1"/></text:p>
      </text:section>
      <text:p text:style-name="a8857e1"/>
      <text:section text:name="Section1-a00b697" text:style-name="Sect1-a50e371">
        <text:p text:style-name="P2-a6e415b"><text:span text:style-name="T1">Small Text</text:span></text:p>
        <text:p text:style-name="P1-a200a68"><text:span text:style-name="T1">This is a small blue text with just a few lines. It could be used for various reasons. It is intended to be a small text without two many features. </text:span></text:p>
        <text:p text:style-name="P1-a200a68"><text:span text:style-name="T1">The whole text will be in one section with the name </text:span><text:span text:style-name="T2-ab4ed88">Section1.</text:span></text:p>
        <text:p text:style-name="P1-a200a68"><text:span text:style-name="T1"/></text:p>
      </text:section>
      <text:p text:style-name="ab79f91"/>
      <text:p>Trying to duplicate the document</text:p>
      <text:p text:style-name="a7477d3"/>
      <text:p text:style-name="Standard-ab2dacf"/>
      <text:section text:name="Section1-aef8b40" text:style-name="Sect1-a50e371">
        <text:p text:style-name="P2-a6e415b"><text:span text:style-name="T1">Small Text</text:span></text:p>
        <text:p text:style-name="P1-a200a68"><text:span text:style-name="T1">This is a small blue text with just a few lines. It could be used for various reasons. It is intended to be a small text without two many features. </text:span></text:p>
        <text:p text:style-name="P1-a200a68"><text:span text:style-name="T1">The whole text will be in one section with the name </text:span><text:span text:style-name="T2-ab4ed88">Section1.</text:span></text:p>
        <text:p text:style-name="P1-a200a68"><text:span text:style-name="T1"/></text:p>
      </text:section>
      <text:p text:style-name="a254e48-a17dec7"/>
      <text:section text:name="Section1-ac9c40a" text:style-name="Sect1-a50e371-a75eeed">
        <text:p text:style-name="P2-a6e415b-af8fafe"><text:span text:style-name="T1">Small Text</text:span></text:p>
        <text:p text:style-name="P1-a200a68-afc2df0"><text:span text:style-name="T1">This is a small blue text with just a few lines. It could be used for various reasons. It is intended to be a small text without two many features. </text:span></text:p>
        <text:p text:style-name="P1-a200a68-afc2df0"><text:span text:style-name="T1">The whole text will be in one section with the name </text:span><text:span text:style-name="T2-ab4ed88-ac05dcc">Section1.</text:span></text:p>
        <text:p text:style-name="P1-a200a68-afc2df0"><text:span text:style-name="T1"/></text:p>
      </text:section>
      <text:p text:style-name="a8857e1-a4dad45"/>
      <text:section text:name="Section1-a4bb32a" text:style-name="Sect1-a50e371-a75eeed">
        <text:p text:style-name="P2-a6e415b-af8fafe"><text:span text:style-name="T1">Small Text</text:span></text:p>
        <text:p text:style-name="P1-a200a68-afc2df0"><text:span text:style-name="T1">This is a small blue text with just a few lines. It could be used for various reasons. It is intended to be a small text without two many features. </text:span></text:p>
        <text:p text:style-name="P1-a200a68-afc2df0"><text:span text:style-name="T1">The whole text will be in one section with the name </text:span><text:span text:style-name="T2-ab4ed88-ac05dcc">Section1.</text:span></text:p>
        <text:p text:style-name="P1-a200a68-afc2df0"><text:span text:style-name="T1"/></text:p>
      </text:section>
      <text:p text:style-name="ab79f91-a23fce9"/>
      <text:p>Trying to duplicate the document</text:p>
      <text:p text:style-name="a7477d3-abaf54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class="text" style:family="paragraph" style:name="Standard-ab2dacf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51</meta:creation-date>
    <meta:editing-cycles>1</meta:editing-cycles>
    <dc:language>el</dc:language>
    <dc:creator>nakoss</dc:creator>
    <dc:date>2013-05-10T14:50:52</dc:date>
    <meta:editing-duration>PT0.495S</meta:editing-duration>
  </office:meta>
</office:document-meta>
</file>